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87483" officeooo:paragraph-rsid="00087483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87483" officeooo:paragraph-rsid="00087483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a5ab6" officeooo:paragraph-rsid="000a5ab6"/>
    </style:style>
    <style:style style:name="T1" style:family="text">
      <style:text-properties officeooo:rsid="000a5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 to dream, but a simple right</text:p>
      <text:p text:style-name="P2">which should not cease to cause fright</text:p>
      <text:p text:style-name="P2">but if you dream just be true</text:p>
      <text:p text:style-name="P2">to remember that simple rue</text:p>
      <text:p text:style-name="P2">of time long lost and time that is gone</text:p>
      <text:p text:style-name="P2">for you never know where you went wrong</text:p>
      <text:p text:style-name="P2"/>
      <text:p text:style-name="P2">To aid in a dreamland once awake</text:p>
      <text:p text:style-name="P2">isn't really that easy as cake</text:p>
      <text:p text:style-name="P2">but to learn and respect all you desire</text:p>
      <text:p text:style-name="P2">will keep you and your donkey out of the mire</text:p>
      <text:p text:style-name="P2">so dream out loud and dream out short</text:p>
      <text:p text:style-name="P2">do not forget your dreaming port</text:p>
      <text:p text:style-name="P2"/>
      <text:p text:style-name="P2">To which this story must be told</text:p>
      <text:p text:style-name="P2">of a dreamer long and bold</text:p>
      <text:p text:style-name="P2">for he was one who looked about</text:p>
      <text:p text:style-name="P2">in order to save the maiden drought</text:p>
      <text:p text:style-name="P2">a dreamer of substance and some flair</text:p>
      <text:p text:style-name="P2">he knew where to posse<text:span text:style-name="T1">s</text:span>s it everywhere</text:p>
      <text:p text:style-name="P2"/>
      <text:p text:style-name="P3">He had no name, the man I saw</text:p>
      <text:p text:style-name="P3">for he was walking in the raw</text:p>
      <text:p text:style-name="P3">of the summer day that noon</text:p>
      <text:p text:style-name="P3">with a hammer and a boon</text:p>
      <text:p text:style-name="P3">looking for trouble it would seem</text:p>
      <text:p text:style-name="P3">for in his eye, it would gleam</text:p>
      <text:p text:style-name="P3"/>
      <text:p text:style-name="P3">A thing of beauty or respect</text:p>
      <text:p text:style-name="P3">nothing less and no regret</text:p>
      <text:p text:style-name="P3">the man would come the man would go</text:p>
      <text:p text:style-name="P3">if only to find some supple snow</text:p>
      <text:p text:style-name="P3">he was on a journey it did appear</text:p>
      <text:p text:style-name="P3">which is why people did fear</text:p>
      <text:p text:style-name="P3"/>
      <text:p text:style-name="P3"><text:soft-page-break/>They did not want to roam</text:p>
      <text:p text:style-name="P3">in the same place he did go</text:p>
      <text:p text:style-name="P3">for in his wake there was a trend</text:p>
      <text:p text:style-name="P3">you'd best be better off and dead</text:p>
      <text:p text:style-name="P3">he was a criminal in my eye</text:p>
      <text:p text:style-name="P3">if only I could see him f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00:06.699000000</meta:creation-date>
    <meta:editing-cycles>3</meta:editing-cycles>
    <meta:editing-duration>PT10M3S</meta:editing-duration>
    <meta:generator>LibreOffice/4.1.6.2$Windows_x86 LibreOffice_project/40ff705089295be5be0aae9b15123f687c05b0a</meta:generator>
    <dc:title>book</dc:title>
    <dc:date>2014-05-20T10:15:18.454000000</dc:date>
    <meta:document-statistic meta:table-count="0" meta:image-count="0" meta:object-count="0" meta:page-count="2" meta:paragraph-count="36" meta:word-count="251" meta:character-count="1143" meta:non-whitespace-character-count="928"/>
    <meta:template xlink:type="simple" xlink:actuate="onRequest" xlink:title="book" xlink:href="../../../../../AppData/Roaming/LibreOffice/4/user/template/MediaWiki/book.ott" meta:date="2014-05-20T10:00:06.353000000"/>
  </office:meta>
</office:document-meta>
</file>